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4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31.01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40.62mm"/>
    </style:style>
    <style:style style:name="co8" style:family="table-column">
      <style:table-column-properties fo:break-before="auto" style:column-width="51.96mm"/>
    </style:style>
    <style:style style:name="co9" style:family="table-column">
      <style:table-column-properties fo:break-before="auto" style:column-width="220.8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Combi_V5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bi V8 BOM</text:p>
          </table:table-cell>
          <table:covered-table-cell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NPN-TO92-EBC</text:p>
          </table:table-cell>
          <table:table-cell/>
          <table:table-cell office:value-type="string" calcext:value-type="string">
            <text:p>DIODES INC.</text:p>
          </table:table-cell>
          <table:table-cell table:style-name="ce6" office:value-type="string" calcext:value-type="string">
            <text:p>ZTX857</text:p>
          </table:table-cell>
          <table:table-cell/>
          <table:table-cell table:style-name="ce7" office:value-type="float" office:value="9524967" calcext:value-type="float">
            <text:p>9524967</text:p>
          </table:table-cell>
          <table:table-cell office:value-type="string" calcext:value-type="string">
            <text:p>ZTX857 <text:s/>Bipolar (BJT) Single Transistor, NPN, 300 V, 80 MHz, 1.2 W, 3 A, 200 hFE</text:p>
          </table:table-cell>
          <table:table-cell/>
        </table:table-row>
        <table:table-row table:style-name="ro2">
          <table:table-cell office:value-type="string" calcext:value-type="string">
            <text:p>CON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tb</text:p>
          </table:table-cell>
          <table:table-cell/>
          <table:table-cell office:value-type="string" calcext:value-type="string">
            <text:p>RS PRO</text:p>
          </table:table-cell>
          <table:table-cell table:number-columns-repeated="2" office:value-type="string" calcext:value-type="string">
            <text:p>494-8956</text:p>
          </table:table-cell>
          <table:table-cell/>
          <table:table-cell office:value-type="string" calcext:value-type="string">
            <text:p>RS Pro 5mm Pitch Straight PCB Terminal Block with Screw Termination, Through Hole, 2 Way </text:p>
          </table:table-cell>
          <table:table-cell/>
        </table:table-row>
        <table:table-row table:style-name="ro2">
          <table:table-cell office:value-type="string" calcext:value-type="string">
            <text:p>CON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R-N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116R-1-392LF </text:p>
          </table:table-cell>
          <table:table-cell/>
          <table:table-cell table:style-name="ce4" office:value-type="float" office:value="1902586" calcext:value-type="float">
            <text:p>1902586</text:p>
          </table:table-cell>
          <table:table-cell office:value-type="string" calcext:value-type="string">
            <text:p>BOURNS <text:s/>4116R-1-392LF <text:s/>Fixed Network Resistor, 3.9 kohm, 100 V, 8 Elements, Isolated, DIP, 250 mW <text:s/></text:p>
          </table:table-cell>
          <table:table-cell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70543-0007 </text:p>
          </table:table-cell>
          <table:table-cell/>
          <table:table-cell table:style-name="ce4" office:value-type="float" office:value="2679893" calcext:value-type="float">
            <text:p>2679893</text:p>
          </table:table-cell>
          <table:table-cell office:value-type="string" calcext:value-type="string">
            <text:p>MOLEX <text:s/>70543-0007 <text:s/>Wire-To-Board Connector, Shrouded, 2.54 mm, 8 Contacts, Header, SL 70543 Series, Through Hole</text:p>
          </table:table-cell>
          <table:table-cell/>
        </table:table-row>
        <table:table-row table:style-name="ro2">
          <table:table-cell office:value-type="string" calcext:value-type="string">
            <text:p>CON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SIL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3646 </text:p>
          </table:table-cell>
          <table:table-cell/>
          <table:table-cell table:style-name="ce4" office:value-type="float" office:value="1022264" calcext:value-type="float">
            <text:p>1022264</text:p>
          </table:table-cell>
          <table:table-cell office:value-type="string" calcext:value-type="string">
            <text:p>HARWIN <text:s/>M20-9993646 <text:s/>Board-To-Board Connector, 2.54 mm, 36 Contacts, Header, M20 Series, Through Hole, 1 Rows</text:p>
          </table:table-cell>
          <table:table-cell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F20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74F20N </text:p>
          </table:table-cell>
          <table:table-cell/>
          <table:table-cell table:style-name="ce4" office:value-type="float" office:value="1750019" calcext:value-type="float">
            <text:p>1750019</text:p>
          </table:table-cell>
          <table:table-cell office:value-type="string" calcext:value-type="string">
            <text:p>TEXAS INSTRUMENTS <text:s/>SN74F20N <text:s/>Quad NAND Gate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-C87A</text:p>
          </table:table-cell>
          <table:table-cell/>
          <table:table-cell office:value-type="string" calcext:value-type="string">
            <text:p>Broadcom</text:p>
          </table:table-cell>
          <table:table-cell table:style-name="ce4" office:value-type="string" calcext:value-type="string">
            <text:p>ACPL-C87AT-000E </text:p>
          </table:table-cell>
          <table:table-cell table:style-name="ce4" office:value-type="string" calcext:value-type="string">
            <text:p>830-4987 </text:p>
          </table:table-cell>
          <table:table-cell table:style-name="ce4" office:value-type="float" office:value="2313196" calcext:value-type="float">
            <text:p>2313196</text:p>
          </table:table-cell>
          <table:table-cell office:value-type="string" calcext:value-type="string">
            <text:p>Broadcom ACPL-C87AT-000E, Isolation Amplifier, 3 → 5.5 V, 8-Pin SOIC</text:p>
          </table:table-cell>
          <table:table-cell/>
        </table:table-row>
        <table:table-row table:style-name="ro4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4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L337J</text:p>
          </table:table-cell>
          <table:table-cell/>
          <table:table-cell table:style-name="ce5" office:value-type="string" calcext:value-type="string">
            <text:p>Avago Technologies</text:p>
          </table:table-cell>
          <table:table-cell table:style-name="ce5" office:value-type="string" calcext:value-type="string">
            <text:p>ACPL-337J-000E</text:p>
          </table:table-cell>
          <table:table-cell table:style-name="ce5" office:value-type="string" calcext:value-type="string">
            <text:p>818-8256</text:p>
          </table:table-cell>
          <table:table-cell/>
          <table:table-cell table:style-name="ce5" office:value-type="string" calcext:value-type="string">
            <text:p>ACPL-337J-000E DC Input IGBT Gate Drive Output Optocoupler, Surface Mount, 16-Pin SO</text:p>
          </table:table-cell>
          <table:table-cell/>
        </table:table-row>
        <table:table-row table:style-name="ro2"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SEAL35</text:p>
          </table:table-cell>
          <table:table-cell office:value-type="string" calcext:value-type="string">
            <text:p>776163-1</text:p>
          </table:table-cell>
          <table:table-cell office:value-type="string" calcext:value-type="string">
            <text:p>AMP - TE CONNECTIVITY</text:p>
          </table:table-cell>
          <table:table-cell table:style-name="ce4" office:value-type="string" calcext:value-type="string">
            <text:p>776163-1 </text:p>
          </table:table-cell>
          <table:table-cell/>
          <table:table-cell table:style-name="ce4" office:value-type="float" office:value="2468341" calcext:value-type="float">
            <text:p>2468341</text:p>
          </table:table-cell>
          <table:table-cell office:value-type="string" calcext:value-type="string">
            <text:p>AMP - TE CONNECTIVITY <text:s/>776163-1 <text:s/>Rectangular Power Connector, AMPSEAL Series, Through Hole, Plug, 35 Contacts, 4 mm</text:p>
          </table:table-cell>
          <table:table-cell/>
        </table:table-row>
        <table:table-row table:style-name="ro2">
          <table:table-cell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7B-NPN-TO92-EBC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7B-NPN-TO92-EBC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BC547B </text:p>
          </table:table-cell>
          <table:table-cell/>
          <table:table-cell table:style-name="ce4" office:value-type="float" office:value="1574381" calcext:value-type="float">
            <text:p>1574381</text:p>
          </table:table-cell>
          <table:table-cell office:value-type="string" calcext:value-type="string">
            <text:p>BC547B <text:s/>Bipolar (BJT) Single Transistor, NPN, 45 V, 300 MHz, 625 mW, 100 mA, 200 hFE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RHEL81H105K2A2H03B </text:p>
          </table:table-cell>
          <table:table-cell/>
          <table:table-cell table:style-name="ce7" office:value-type="float" office:value="2529486" calcext:value-type="float">
            <text:p>2529486</text:p>
          </table:table-cell>
          <table:table-cell office:value-type="string" calcext:value-type="string">
            <text:p>RHEL81H105K2A2H03B <text:s/>Multilayer Ceramic Capacitor, 1 µF, 50 V, RHE Series, ± 10%, Radial Leaded, X8L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Vishay</text:p>
          </table:table-cell>
          <table:table-cell table:style-name="ce4" office:value-type="string" calcext:value-type="string">
            <text:p>K223K15X7RF53L2 </text:p>
          </table:table-cell>
          <table:table-cell/>
          <table:table-cell table:style-name="ce4" office:value-type="float" office:value="1141773" calcext:value-type="float">
            <text:p>1141773</text:p>
          </table:table-cell>
          <table:table-cell office:value-type="string" calcext:value-type="string">
            <text:p>K223K15X7RF53L2 <text:s/>Multilayer Ceramic Capacitor, 0.022 µF, 50 V, Mono-Kap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103X7RK0100 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R25103X7RK0100</text:p>
          </table:table-cell>
          <table:table-cell/>
          <table:table-cell table:style-name="ce4" office:value-type="float" office:value="1216425" calcext:value-type="float">
            <text:p>1216425</text:p>
          </table:table-cell>
          <table:table-cell office:value-type="string" calcext:value-type="string">
            <text:p>MCRR25103X7RK0100 <text:s/>Multilayer Ceramic Capacitor, 0.01 µF, 10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473X7RK0050 </text:p>
          </table:table-cell>
          <table:table-cell/>
          <table:table-cell table:style-name="ce4" office:value-type="float" office:value="1216437" calcext:value-type="float">
            <text:p>1216437</text:p>
          </table:table-cell>
          <table:table-cell office:value-type="string" calcext:value-type="string">
            <text:p>MCRR25473X7RK0050 <text:s/>Multilayer Ceramic Capacitor, 0.047 µF, 5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RR25473X7RK0050 </text:p>
          </table:table-cell>
          <table:table-cell/>
          <table:table-cell table:style-name="ce4" office:value-type="float" office:value="1216437" calcext:value-type="float">
            <text:p>1216437</text:p>
          </table:table-cell>
          <table:table-cell office:value-type="string" calcext:value-type="string">
            <text:p>MCRR25473X7RK0050 <text:s/>Multilayer Ceramic Capacitor, 0.047 µF, 50 V, MCRR Series, ± 10%, Radial Leaded, X7R</text:p>
          </table:table-cell>
          <table:table-cell/>
        </table:table-row>
        <table:table-row table:style-name="ro2">
          <table:table-cell office:value-type="string" calcext:value-type="string">
            <text:p>C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2">
          <table:table-cell office:value-type="string" calcext:value-type="string">
            <text:p>C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Y104M500A2.54MM </text:p>
          </table:table-cell>
          <table:table-cell/>
          <table:table-cell table:style-name="ce4" office:value-type="float" office:value="2112751" calcext:value-type="float">
            <text:p>2112751</text:p>
          </table:table-cell>
          <table:table-cell office:value-type="string" calcext:value-type="string">
            <text:p>MC0805Y104M500A2.54MM  Multilayer Ceramic Capacitor, 0.1 µF, 50 V, MC Series, ± 20%, Radial Leaded, Y5V</text:p>
          </table:table-cell>
          <table:table-cell/>
        </table:table-row>
        <table:table-row table:style-name="ro4">
          <table:table-cell office:value-type="string" calcext:value-type="string">
            <text:p>C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2">
          <table:table-cell office:value-type="string" calcext:value-type="string">
            <text:p>C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U0805R103KCT </text:p>
          </table:table-cell>
          <table:table-cell/>
          <table:table-cell table:style-name="ce4" office:value-type="float" office:value="9406352" calcext:value-type="float">
            <text:p>9406352</text:p>
          </table:table-cell>
          <table:table-cell office:value-type="string" calcext:value-type="string">
            <text:p>SMD Multilayer Ceramic Capacitor, 0805 [2012 Metric], 0.01 µF, 50 V, ± 10%, X7R</text:p>
          </table:table-cell>
          <table:table-cell/>
        </table:table-row>
        <table:table-row table:style-name="ro4"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4">
          <table:table-cell office:value-type="string" calcext:value-type="string">
            <text:p>C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CM21BR71E105KA56L</text:p>
          </table:table-cell>
          <table:table-cell table:style-name="ce5" office:value-type="string" calcext:value-type="string">
            <text:p>723-5036</text:p>
          </table:table-cell>
          <table:table-cell/>
          <table:table-cell table:style-name="ce5" office:value-type="string" calcext:value-type="string">
            <text:p>Murata 0805 GCM 1μF Ceramic Multilayer Capacitor, 25 V dc X7R Dielectric ±10% SMD</text:p>
          </table:table-cell>
          <table:table-cell/>
        </table:table-row>
        <table:table-row table:style-name="ro2">
          <table:table-cell office:value-type="string" calcext:value-type="string">
            <text:p>C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C0805C103K5RACTU </text:p>
          </table:table-cell>
          <table:table-cell/>
          <table:table-cell table:style-name="ce4" office:value-type="float" office:value="2392340" calcext:value-type="float">
            <text:p>2392340</text:p>
          </table:table-cell>
          <table:table-cell office:value-type="string" calcext:value-type="string">
            <text:p>C0805C103K5RACTU <text:s/>SMD Multilayer Ceramic Capacitor, 0805 [2012 Metric], 0.01 µF, 50 V, ± 10%, X7R</text:p>
          </table:table-cell>
          <table:table-cell/>
        </table:table-row>
        <table:table-row table:style-name="ro2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805B473K500CT </text:p>
          </table:table-cell>
          <table:table-cell/>
          <table:table-cell table:style-name="ce4" office:value-type="float" office:value="2310725" calcext:value-type="float">
            <text:p>2310725</text:p>
          </table:table-cell>
          <table:table-cell office:value-type="string" calcext:value-type="string">
            <text:p>MC0805B473K500CT <text:s/>SMD Multilayer Ceramic Capacitor, 0805 [2012 Metric], 0.047 µF, 50 V, ± 10%, X7R</text:p>
          </table:table-cell>
          <table:table-cell/>
        </table:table-row>
        <table:table-row table:style-name="ro4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0n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3C104KAT2A</text:p>
          </table:table-cell>
          <table:table-cell table:style-name="ce5" office:value-type="string" calcext:value-type="string">
            <text:p>390-990</text:p>
          </table:table-cell>
          <table:table-cell/>
          <table:table-cell table:style-name="ce5" office:value-type="string" calcext:value-type="string">
            <text:p>AVX 0805 Standard 100nF Ceramic Multilayer Capacitor, 25 V dc X7R Dielectric ±10% SMD </text:p>
          </table:table-cell>
          <table:table-cell/>
        </table:table-row>
        <table:table-row table:style-name="ro4">
          <table:table-cell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221JAT2A</text:p>
          </table:table-cell>
          <table:table-cell table:style-name="ce5" office:value-type="string" calcext:value-type="string">
            <text:p>464-6593</text:p>
          </table:table-cell>
          <table:table-cell/>
          <table:table-cell table:style-name="ce5" office:value-type="string" calcext:value-type="string">
            <text:p>AVX 0805 Standard 220pF Ceramic Multilayer Capacitor, 100 V dc C0G Dielectric ±5% SMD</text:p>
          </table:table-cell>
          <table:table-cell/>
        </table:table-row>
        <table:table-row table:style-name="ro4">
          <table:table-cell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4">
          <table:table-cell office:value-type="string" calcext:value-type="string">
            <text:p>C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pF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8051A331JAT2A</text:p>
          </table:table-cell>
          <table:table-cell table:style-name="ce5" office:value-type="string" calcext:value-type="string">
            <text:p>464-6616</text:p>
          </table:table-cell>
          <table:table-cell/>
          <table:table-cell table:style-name="ce5" office:value-type="string" calcext:value-type="string">
            <text:p>AVX 0805 Standard 330pF Ceramic Multilayer Capacitor, 100 V dc C0G Dielectric ±5% SMD 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16mm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s/>EEUFM1E221</text:p>
          </table:table-cell>
          <table:table-cell office:value-type="string" calcext:value-type="string">
            <text:p>526-1480</text:p>
          </table:table-cell>
          <table:table-cell/>
          <table:table-cell office:value-type="string" calcext:value-type="string">
            <text:p>Panasonic Aluminium Electrolytic Capacitor 220μF 25 V dc 8mm Through Hole series</text:p>
          </table:table-cell>
          <table:table-cell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16mm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Wurth Elektronik</text:p>
          </table:table-cell>
          <table:table-cell office:value-type="float" office:value="860020780023" calcext:value-type="float">
            <text:p>860020780023</text:p>
          </table:table-cell>
          <table:table-cell office:value-type="string" calcext:value-type="string">
            <text:p>840-5024</text:p>
          </table:table-cell>
          <table:table-cell/>
          <table:table-cell office:value-type="string" calcext:value-type="string">
            <text:p>Wurth Elektronik Aluminium Electrolytic Capacitor 680μF 63 V dc 16mm Radial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GPR63V106M5X11 </text:p>
          </table:table-cell>
          <table:table-cell/>
          <table:table-cell table:style-name="ce4" office:value-type="float" office:value="9451480" calcext:value-type="float">
            <text:p>9451480</text:p>
          </table:table-cell>
          <table:table-cell office:value-type="string" calcext:value-type="string">
            <text:p>MCGPR63V106M5X11 <text:s/>Electrolytic Capacitor, 10 µF, 63 V, MCGPR Series, ± 20%, Radial Leaded, 5 mm</text:p>
          </table:table-cell>
          <table:table-cell/>
        </table:table-row>
        <table:table-row table:style-name="ro2">
          <table:table-cell office:value-type="string" calcext:value-type="string">
            <text:p>C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GPR63V106M5X11 </text:p>
          </table:table-cell>
          <table:table-cell/>
          <table:table-cell table:style-name="ce4" office:value-type="float" office:value="9451480" calcext:value-type="float">
            <text:p>9451480</text:p>
          </table:table-cell>
          <table:table-cell office:value-type="string" calcext:value-type="string">
            <text:p>MCGPR63V106M5X11 <text:s/>Electrolytic Capacitor, 10 µF, 63 V, MCGPR Series, ± 20%, Radial Leaded, 5 mm</text:p>
          </table:table-cell>
          <table:table-cell/>
        </table:table-row>
        <table:table-row table:style-name="ro2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EU-FC1E101S </text:p>
          </table:table-cell>
          <table:table-cell/>
          <table:table-cell table:style-name="ce4" office:value-type="float" office:value="1848439" calcext:value-type="float">
            <text:p>1848439</text:p>
          </table:table-cell>
          <table:table-cell office:value-type="string" calcext:value-type="string">
            <text:p><text:s/>EEU-FC1E101S <text:s/>Electrolytic Capacitor, 100 µF, 25 V, FC Series, ± 20%, Radial Leaded, 6.3 mm</text:p>
          </table:table-cell>
          <table:table-cell/>
        </table:table-row>
        <table:table-row table:style-name="ro4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5K2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4" office:value-type="string" calcext:value-type="string">
            <text:p>MEJ1S0505SC </text:p>
          </table:table-cell>
          <table:table-cell office:value-type="string" calcext:value-type="string">
            <text:p>829-4828</text:p>
          </table:table-cell>
          <table:table-cell/>
          <table:table-cell office:value-type="string" calcext:value-type="string">
            <text:p>Murata Power Solutions Isolated DC-DC Converter, Vin 4.5 → 5.5 V dc, Vout 5V, I/O isolation 5.2kV dc </text:p>
          </table:table-cell>
          <table:table-cell/>
        </table:table-row>
        <table:table-row table:style-name="ro4">
          <table:table-cell office:value-type="string" calcext:value-type="string">
            <text:p>D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IGBT</text:p>
          </table:table-cell>
          <table:table-cell/>
          <table:table-cell table:style-name="ce5" office:value-type="string" calcext:value-type="string">
            <text:p>Murata Power Solutions</text:p>
          </table:table-cell>
          <table:table-cell table:style-name="ce8" office:value-type="string" calcext:value-type="string">
            <text:p>MGJ2D051505SC </text:p>
          </table:table-cell>
          <table:table-cell table:style-name="ce8" office:value-type="string" calcext:value-type="string">
            <text:p>816-3493 </text:p>
          </table:table-cell>
          <table:table-cell/>
          <table:table-cell table:style-name="ce5" office:value-type="string" calcext:value-type="string">
            <text:p>Murata Power Solutions 2W Isolated DC-DC Converter, Vin 4.5 → 5.5 V, Vout 15 V, -5 V, I/O isolation 5200V dc</text:p>
          </table:table-cell>
          <table:table-cell/>
        </table:table-row>
        <table:table-row table:style-name="ro4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4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B360B-13-F</text:p>
          </table:table-cell>
          <table:table-cell table:style-name="ce5" office:value-type="string" calcext:value-type="string">
            <text:p>Taiwan Semiconductor</text:p>
          </table:table-cell>
          <table:table-cell table:style-name="ce8" office:value-type="string" calcext:value-type="string">
            <text:p>ES1J R2 </text:p>
          </table:table-cell>
          <table:table-cell table:style-name="ce8" office:value-type="string" calcext:value-type="string">
            <text:p>652-7444 </text:p>
          </table:table-cell>
          <table:table-cell/>
          <table:table-cell table:style-name="ce5" office:value-type="string" calcext:value-type="string">
            <text:p>Taiwan ES1J R2, Fast Rectifier Diode, 600V, 35ns, 1A, 2-pin SMA</text:p>
          </table:table-cell>
          <table:table-cell/>
        </table:table-row>
        <table:table-row table:style-name="ro2">
          <table:table-cell office:value-type="string" calcext:value-type="string">
            <text:p>R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608X-102-331LF </text:p>
          </table:table-cell>
          <table:table-cell/>
          <table:table-cell table:style-name="ce4" office:value-type="float" office:value="9356665" calcext:value-type="float">
            <text:p>9356665</text:p>
          </table:table-cell>
          <table:table-cell office:value-type="string" calcext:value-type="string">
            <text:p>BOURNS <text:s/>4608X-102-331LF <text:s/>Fixed Network Resistor, 330 ohm, 100 V, 4 Elements, Isolated, SIP, 300 mW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FTDI Chip</text:p>
          </table:table-cell>
          <table:table-cell table:style-name="ce4" office:value-type="string" calcext:value-type="string">
            <text:p>FT232RL-REEL </text:p>
          </table:table-cell>
          <table:table-cell table:style-name="ce4" office:value-type="string" calcext:value-type="string">
            <text:p>888-8732 </text:p>
          </table:table-cell>
          <table:table-cell/>
          <table:table-cell office:value-type="string" calcext:value-type="string">
            <text:p>FT232RL-REEL, USB Controller, 3MBd, USB 2.0, 1.8 → 5.25 V, 28-Pin SSOP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EUTJ3-U1</text:p>
          </table:table-cell>
          <table:table-cell/>
          <table:table-cell office:value-type="string" calcext:value-type="string">
            <text:p>Bourns</text:p>
          </table:table-cell>
          <table:table-cell table:style-name="ce4" office:value-type="string" calcext:value-type="string">
            <text:p>2109-V-RC </text:p>
          </table:table-cell>
          <table:table-cell/>
          <table:table-cell table:style-name="ce4" office:value-type="float" office:value="1929750" calcext:value-type="float">
            <text:p>1929750</text:p>
          </table:table-cell>
          <table:table-cell office:value-type="string" calcext:value-type="string">
            <text:p>Inductor, Toroidal, High Current, 2100 Series, 47 µH, 3.6 A, 0.055 ohm, ± 15%</text:p>
          </table:table-cell>
          <table:table-cell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9N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LM339AN </text:p>
          </table:table-cell>
          <table:table-cell/>
          <table:table-cell table:style-name="ce4" office:value-type="float" office:value="1564966" calcext:value-type="float">
            <text:p>1564966</text:p>
          </table:table-cell>
          <table:table-cell office:value-type="string" calcext:value-type="string">
            <text:p>LM339AN <text:s/>Analogue Comparator, Quad, Voltage, 4, 1.3 µs, 2V to 36V, ± 1V to ± 18V, DIP</text:p>
          </table:table-cell>
          <table:table-cell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TV</text:p>
          </table:table-cell>
          <table:table-cell/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LM2596T-5.0 </text:p>
          </table:table-cell>
          <table:table-cell/>
          <table:table-cell table:style-name="ce4" office:value-type="float" office:value="1206529" calcext:value-type="float">
            <text:p>1206529</text:p>
          </table:table-cell>
          <table:table-cell office:value-type="string" calcext:value-type="string">
            <text:p>LM2596T-5.0 <text:s/>Buck (Step Down) Switching Regulator, Fixed, 4.5V-40V In, 5V And 3A Out, TO-220-5</text:p>
          </table:table-cell>
          <table:table-cell/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D-2X1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2212S-20SG-85 </text:p>
          </table:table-cell>
          <table:table-cell/>
          <table:table-cell table:style-name="ce4" office:value-type="float" office:value="1593469" calcext:value-type="float">
            <text:p>1593469</text:p>
          </table:table-cell>
          <table:table-cell office:value-type="string" calcext:value-type="string">
            <text:p>Board-To-Board Connector, 2.54 mm, 20 Contacts, Receptacle, 2212S Series, Through Hole, 1 Rows</text:p>
          </table:table-cell>
          <table:table-cell/>
        </table:table-row>
        <table:table-row table:style-name="ro2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D-2X1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2212S-20SG-85 </text:p>
          </table:table-cell>
          <table:table-cell/>
          <table:table-cell table:style-name="ce4" office:value-type="float" office:value="1593469" calcext:value-type="float">
            <text:p>1593469</text:p>
          </table:table-cell>
          <table:table-cell office:value-type="string" calcext:value-type="string">
            <text:p>Board-To-Board Connector, 2.54 mm, 20 Contacts, Receptacle, 2212S Series, Through Hole, 1 Rows</text:p>
          </table:table-cell>
          <table:table-cell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61729-S</text:p>
          </table:table-cell>
          <table:table-cell office:value-type="string" calcext:value-type="string">
            <text:p>AMPHENOL FCI</text:p>
          </table:table-cell>
          <table:table-cell table:style-name="ce4" office:value-type="string" calcext:value-type="string">
            <text:p>61729-0010BLF </text:p>
          </table:table-cell>
          <table:table-cell/>
          <table:table-cell table:style-name="ce4" office:value-type="float" office:value="1097897" calcext:value-type="float">
            <text:p>1097897</text:p>
          </table:table-cell>
          <table:table-cell office:value-type="string" calcext:value-type="string">
            <text:p>USB Connector, USB Type B, USB 2.0, Receptacle, 4 Ways, Through Hole Mount, Right Angle</text:p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 </text:p>
          </table:table-cell>
          <table:table-cell/>
          <table:table-cell table:style-name="ce4" office:value-type="float" office:value="9339051" calcext:value-type="float">
            <text:p>9339051</text:p>
          </table:table-cell>
          <table:table-cell office:value-type="string" calcext:value-type="string">
            <text:p>Axial Carbon Resistor 1kΩ ±5% 0.25W</text:p>
          </table:table-cell>
          <table:table-cell/>
        </table:table-row>
        <table:table-row table:style-name="ro2">
          <table:table-cell office:value-type="string" calcext:value-type="string">
            <text:p>R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CFR0W4J0125A50 </text:p>
          </table:table-cell>
          <table:table-cell/>
          <table:table-cell table:style-name="ce4" office:value-type="float" office:value="2410785" calcext:value-type="float">
            <text:p>2410785</text:p>
          </table:table-cell>
          <table:table-cell office:value-type="string" calcext:value-type="string">
            <text:p>Axial Carbon Resistor 1M2Ω ±5% 0.25W</text:p>
          </table:table-cell>
          <table:table-cell/>
        </table:table-row>
        <table:table-row table:style-name="ro2">
          <table:table-cell office:value-type="string" calcext:value-type="string">
            <text:p>R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CFR0W4J0125A50 </text:p>
          </table:table-cell>
          <table:table-cell/>
          <table:table-cell table:style-name="ce4" office:value-type="float" office:value="2410785" calcext:value-type="float">
            <text:p>2410785</text:p>
          </table:table-cell>
          <table:table-cell office:value-type="string" calcext:value-type="string">
            <text:p>Axial Carbon Resistor 1M2Ω ±5% 0.25W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K2 </text:p>
          </table:table-cell>
          <table:table-cell/>
          <table:table-cell table:style-name="ce4" office:value-type="float" office:value="9339124" calcext:value-type="float">
            <text:p>9339124</text:p>
          </table:table-cell>
          <table:table-cell office:value-type="string" calcext:value-type="string">
            <text:p>Axial Carbon Resistor 1k2Ω ±5% 0.25W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3K3 </text:p>
          </table:table-cell>
          <table:table-cell/>
          <table:table-cell table:style-name="ce4" office:value-type="float" office:value="9341749" calcext:value-type="float">
            <text:p>9341749</text:p>
          </table:table-cell>
          <table:table-cell office:value-type="string" calcext:value-type="string">
            <text:p>3K3 <text:s/>Through Hole Resistor, 3.3 k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3K3 </text:p>
          </table:table-cell>
          <table:table-cell/>
          <table:table-cell table:style-name="ce4" office:value-type="float" office:value="9341749" calcext:value-type="float">
            <text:p>9341749</text:p>
          </table:table-cell>
          <table:table-cell office:value-type="string" calcext:value-type="string">
            <text:p>3K3 <text:s/>Through Hole Resistor, 3.3 k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4K7 </text:p>
          </table:table-cell>
          <table:table-cell/>
          <table:table-cell table:style-name="ce4" office:value-type="float" office:value="9339540" calcext:value-type="float">
            <text:p>9339540</text:p>
          </table:table-cell>
          <table:table-cell office:value-type="string" calcext:value-type="string">
            <text:p>4K7 <text:s/>Through Hole Resistor, 4.7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6.6k</text:p>
          </table:table-cell>
          <table:table-cell office:value-type="string" calcext:value-type="string">
            <text:p>TE CONNECTIVITY</text:p>
          </table:table-cell>
          <table:table-cell table:style-name="ce4" office:value-type="string" calcext:value-type="string">
            <text:p>H86K65BYA </text:p>
          </table:table-cell>
          <table:table-cell/>
          <table:table-cell table:style-name="ce4" office:value-type="float" office:value="1751532" calcext:value-type="float">
            <text:p>1751532</text:p>
          </table:table-cell>
          <table:table-cell office:value-type="string" calcext:value-type="string">
            <text:p>H86K65BYA <text:s/>Through Hole Resistor, 6.65 kohm, 350 V, Axial Leaded, 250 mW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K </text:p>
          </table:table-cell>
          <table:table-cell/>
          <table:table-cell table:style-name="ce4" office:value-type="float" office:value="9339060" calcext:value-type="float">
            <text:p>9339060</text:p>
          </table:table-cell>
          <table:table-cell office:value-type="string" calcext:value-type="string">
            <text:p>10K <text:s/>Through Hole Resistor, 1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33K </text:p>
          </table:table-cell>
          <table:table-cell/>
          <table:table-cell table:style-name="ce4" office:value-type="float" office:value="9339434" calcext:value-type="float">
            <text:p>9339434</text:p>
          </table:table-cell>
          <table:table-cell office:value-type="string" calcext:value-type="string">
            <text:p>33K <text:s/>Through Hole Resistor, 33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47K </text:p>
          </table:table-cell>
          <table:table-cell/>
          <table:table-cell table:style-name="ce4" office:value-type="float" office:value="9339558" calcext:value-type="float">
            <text:p>9339558</text:p>
          </table:table-cell>
          <table:table-cell office:value-type="string" calcext:value-type="string">
            <text:p>47K <text:s/>Through Hole Resistor, 47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F 0.25W 100K </text:p>
          </table:table-cell>
          <table:table-cell/>
          <table:table-cell table:style-name="ce4" office:value-type="float" office:value="9339078" calcext:value-type="float">
            <text:p>9339078</text:p>
          </table:table-cell>
          <table:table-cell office:value-type="string" calcext:value-type="string">
            <text:p>100K <text:s/>Through Hole Resistor, 100 kohm, 250 V, Axial Leaded, 250 mW, ± 5%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F25 120R </text:p>
          </table:table-cell>
          <table:table-cell/>
          <table:table-cell table:style-name="ce4" office:value-type="float" office:value="9341218" calcext:value-type="float">
            <text:p>9341218</text:p>
          </table:table-cell>
          <table:table-cell office:value-type="string" calcext:value-type="string">
            <text:p>120R <text:s/>Through Hole Resistor, 120 ohm, 250 V, Axial Leaded, 250 mW, ± 1%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FR0W4BB5000A50 </text:p>
          </table:table-cell>
          <table:table-cell/>
          <table:table-cell table:style-name="ce4" office:value-type="float" office:value="2396013" calcext:value-type="float">
            <text:p>2396013</text:p>
          </table:table-cell>
          <table:table-cell table:number-columns-repeated="2" office:value-type="string" calcext:value-type="string">
            <text:p>Through Hole Resistor, 500 ohm, 250 V, Axial Leaded, 250 mW, ± 0.1%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FR0W4BB5000A50 </text:p>
          </table:table-cell>
          <table:table-cell/>
          <table:table-cell table:style-name="ce4" office:value-type="float" office:value="2396013" calcext:value-type="float">
            <text:p>2396013</text:p>
          </table:table-cell>
          <table:table-cell office:value-type="string" calcext:value-type="string">
            <text:p>Through Hole Resistor, 500 ohm, 250 V, Axial Leaded, 250 mW, ± 0.1%</text:p>
          </table:table-cell>
          <table:table-cell/>
        </table:table-row>
        <table:table-row table:style-name="ro4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4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449 </text:p>
          </table:table-cell>
          <table:table-cell/>
          <table:table-cell table:style-name="ce5" office:value-type="string" calcext:value-type="string">
            <text:p>Thick Film Surface Mount Resistor 0805 Case 1kΩ ±1% 0.125W ±100ppm/°C</text:p>
          </table:table-cell>
          <table:table-cell/>
        </table:table-row>
        <table:table-row table:style-name="ro2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1W080512K2 </text:p>
          </table:table-cell>
          <table:table-cell/>
          <table:table-cell table:style-name="ce4" office:value-type="float" office:value="9332812" calcext:value-type="float">
            <text:p>9332812</text:p>
          </table:table-cell>
          <table:table-cell office:value-type="string" calcext:value-type="string">
            <text:p>SMD Chip Resistor, Thick Film, 2.2 kohm, 150 V, 0805 [2012 Metric], 100 mW, ± 1%</text:p>
          </table:table-cell>
          <table:table-cell/>
        </table:table-row>
        <table:table-row table:style-name="ro2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1W080514K7 </text:p>
          </table:table-cell>
          <table:table-cell/>
          <table:table-cell table:style-name="ce4" office:value-type="float" office:value="9333266" calcext:value-type="float">
            <text:p>9333266</text:p>
          </table:table-cell>
          <table:table-cell office:value-type="string" calcext:value-type="string">
            <text:p>SMD Chip Resistor, Thick Film, 4.7 kohm, 150 V, 0805 [2012 Metric], 100 mW, ± 1%</text:p>
          </table:table-cell>
          <table:table-cell/>
        </table:table-row>
        <table:table-row table:style-name="ro2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103 JTL </text:p>
          </table:table-cell>
          <table:table-cell/>
          <table:table-cell table:style-name="ce4" office:value-type="float" office:value="2073612" calcext:value-type="float">
            <text:p>2073612</text:p>
          </table:table-cell>
          <table:table-cell office:value-type="string" calcext:value-type="string">
            <text:p>SMD Chip Resistor, Ceramic, 10 kohm, 150 V, 0805 [2012 Metric], 125 mW, ± 5%</text:p>
          </table:table-cell>
          <table:table-cell/>
        </table:table-row>
        <table:table-row table:style-name="ro2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60R4FTL </text:p>
          </table:table-cell>
          <table:table-cell/>
          <table:table-cell table:style-name="ce4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/>
        </table:table-row>
        <table:table-row table:style-name="ro2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MR08X60R4FTL </text:p>
          </table:table-cell>
          <table:table-cell/>
          <table:table-cell table:style-name="ce4" office:value-type="float" office:value="2073817" calcext:value-type="float">
            <text:p>2073817</text:p>
          </table:table-cell>
          <table:table-cell office:value-type="string" calcext:value-type="string">
            <text:p>SMD Chip Resistor, Ceramic, 60.4 ohm, 150 V, 0805 [2012 Metric], 125 mW, ± 1%</text:p>
          </table:table-cell>
          <table:table-cell/>
        </table:table-row>
        <table:table-row table:style-name="ro4"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R</text:p>
          </table:table-cell>
          <table:table-cell table:style-name="ce5" office:value-type="string" calcext:value-type="string">
            <text:p>RS</text:p>
          </table:table-cell>
          <table:table-cell table:number-columns-repeated="2" table:style-name="ce8" office:value-type="string" calcext:value-type="string">
            <text:p>804-6385 </text:p>
          </table:table-cell>
          <table:table-cell/>
          <table:table-cell table:style-name="ce5" office:value-type="string" calcext:value-type="string">
            <text:p>Thick Film Surface Mount Resistor 0805 Case 150Ω ±1% 0.125W ±100ppm/°C</text:p>
          </table:table-cell>
          <table:table-cell/>
        </table:table-row>
        <table:table-row table:style-name="ro4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4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4R7</text:p>
          </table:table-cell>
          <table:table-cell table:style-name="ce5" office:value-type="string" calcext:value-type="string">
            <text:p>TE Connectivity</text:p>
          </table:table-cell>
          <table:table-cell table:style-name="ce8" office:value-type="string" calcext:value-type="string">
            <text:p>35204R7JT </text:p>
          </table:table-cell>
          <table:table-cell table:style-name="ce8" office:value-type="string" calcext:value-type="string">
            <text:p>224-0092 </text:p>
          </table:table-cell>
          <table:table-cell/>
          <table:table-cell table:style-name="ce5" office:value-type="string" calcext:value-type="string">
            <text:p>TE Connectivity 3520 Series Thick Film High Power Surface Mount Resistor 2512 Case 4.7Ω ±5% 1W ±350ppm/°C</text:p>
          </table:table-cell>
          <table:table-cell/>
        </table:table-row>
        <table:table-row table:style-name="ro2">
          <table:table-cell office:value-type="string" calcext:value-type="string">
            <text:p>R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0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4609X-101-102LF </text:p>
          </table:table-cell>
          <table:table-cell/>
          <table:table-cell table:style-name="ce4" office:value-type="float" office:value="9356800" calcext:value-type="float">
            <text:p>9356800</text:p>
          </table:table-cell>
          <table:table-cell office:value-type="string" calcext:value-type="string">
            <text:p>Fixed Network Resistor, 1 kohm, 100 V, 8 Elements, Bussed, SIP, 200 mW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TTKY-DIODEDO201T15</text:p>
          </table:table-cell>
          <table:table-cell/>
          <table:table-cell office:value-type="string" calcext:value-type="string">
            <text:p>Fairchild Semi</text:p>
          </table:table-cell>
          <table:table-cell table:style-name="ce4" office:value-type="string" calcext:value-type="string">
            <text:p>SB540 </text:p>
          </table:table-cell>
          <table:table-cell/>
          <table:table-cell table:style-name="ce4" office:value-type="float" office:value="1467533" calcext:value-type="float">
            <text:p>1467533</text:p>
          </table:table-cell>
          <table:table-cell office:value-type="string" calcext:value-type="string">
            <text:p>SB540 <text:s/>Schottky Rectifier, 40 V, 5 A, Single, DO-201AD, 2 Pins, 550 mV</text:p>
          </table:table-cell>
          <table:table-cell/>
        </table:table-row>
        <table:table-row table:style-name="ro2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N65HVD234D </text:p>
          </table:table-cell>
          <table:table-cell/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SN65HVD234D </text:p>
          </table:table-cell>
          <table:table-cell/>
          <table:table-cell table:style-name="ce4" office:value-type="float" office:value="1212363" calcext:value-type="float">
            <text:p>1212363</text:p>
          </table:table-cell>
          <table:table-cell office:value-type="string" calcext:value-type="string">
            <text:p>SN65HVD234D <text:s/>CAN Bus, Transceiver, CAN, 1, 1, 3 V, 3.6 V, SOIC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5T/C,512</text:p>
          </table:table-cell>
          <table:table-cell/>
          <table:table-cell office:value-type="string" calcext:value-type="string">
            <text:p>NXP</text:p>
          </table:table-cell>
          <table:table-cell table:style-name="ce4" office:value-type="string" calcext:value-type="string">
            <text:p>TJA1055T/C,512 </text:p>
          </table:table-cell>
          <table:table-cell/>
          <table:table-cell table:style-name="ce4" office:value-type="float" office:value="1771428" calcext:value-type="float">
            <text:p>1771428</text:p>
          </table:table-cell>
          <table:table-cell office:value-type="string" calcext:value-type="string">
            <text:p>CAN Bus, Transceiver, Serial, 1, 1, 4.75 V, 5.25 V, SOIC</text:p>
          </table:table-cell>
          <table:table-cell/>
        </table:table-row>
        <table:table-row table:style-name="ro2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C274P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TLC2274CNE4 </text:p>
          </table:table-cell>
          <table:table-cell/>
          <table:table-cell table:style-name="ce4" office:value-type="float" office:value="1234680" calcext:value-type="float">
            <text:p>1234680</text:p>
          </table:table-cell>
          <table:table-cell office:value-type="string" calcext:value-type="string">
            <text:p>Operational Amplifier, Quad, 4 Amplifier, 2.2 MHz, 3.6 V/µs, ± 2.2V to ± 8V, DIP, 14 Pins</text:p>
          </table:table-cell>
          <table:table-cell/>
        </table:table-row>
        <table:table-row table:style-name="ro2">
          <table:table-cell office:value-type="string" calcext:value-type="string">
            <text:p>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CG0603MLC-05E </text:p>
          </table:table-cell>
          <table:table-cell/>
          <table:table-cell table:style-name="ce4" office:value-type="float" office:value="1838966" calcext:value-type="float">
            <text:p>1838966</text:p>
          </table:table-cell>
          <table:table-cell office:value-type="string" calcext:value-type="string">
            <text:p>TVS Varistor, 8 V, 5 V, ChipGuard MLC Series, 20 V, 0603 [1608 Metric], ESD Protector</text:p>
          </table:table-cell>
          <table:table-cell/>
        </table:table-row>
        <table:table-row table:style-name="ro2"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CG0603MLC-05E </text:p>
          </table:table-cell>
          <table:table-cell/>
          <table:table-cell table:style-name="ce4" office:value-type="float" office:value="1838966" calcext:value-type="float">
            <text:p>1838966</text:p>
          </table:table-cell>
          <table:table-cell office:value-type="string" calcext:value-type="string">
            <text:p>TVS Varistor, 8 V, 5 V, ChipGuard MLC Series, 20 V, 0603 [1608 Metric], ESD Protector</text:p>
          </table:table-cell>
          <table:table-cell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_2TB</text:p>
          </table:table-cell>
          <table:table-cell/>
          <table:table-cell office:value-type="string" calcext:value-type="string">
            <text:p>Phoenix Contact</text:p>
          </table:table-cell>
          <table:table-cell table:style-name="ce4" office:value-type="string" calcext:value-type="string">
            <text:p>GMKDS 3/ 2-7,62 </text:p>
          </table:table-cell>
          <table:table-cell office:value-type="string" calcext:value-type="string">
            <text:p>189-5966</text:p>
          </table:table-cell>
          <table:table-cell table:style-name="ce4" office:value-type="float" office:value="1793006" calcext:value-type="float">
            <text:p>1793006</text:p>
          </table:table-cell>
          <table:table-cell office:value-type="string" calcext:value-type="string">
            <text:p>Wire-To-Board Terminal Block, 7.62 mm, 2 Ways, 24 AWG, 12 AWG, 4 mm², Screw</text:p>
          </table:table-cell>
          <table:table-cell/>
        </table:table-row>
        <table:table-row table:style-name="ro2" table:number-rows-repeated="104833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3:58:33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4:21:32.338000000</dc:date>
    <meta:editing-duration>PT10H45M7S</meta:editing-duration>
    <meta:editing-cycles>57</meta:editing-cycles>
    <meta:generator>LibreOffice/5.2.1.2$Windows_x86 LibreOffice_project/31dd62db80d4e60af04904455ec9c9219178d620</meta:generator>
    <meta:document-statistic meta:table-count="1" meta:cell-count="1866" meta:object-count="0"/>
  </office:meta>
</office:document-meta>
</file>